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rabajo Práctico N°4</text:p>
      <text:p text:style-name="Subtitle">Conceptos de Seguridad</text:p>
      <text:p text:style-name="Text_20_body"/>
      <text:list xml:id="list3042035971492872520" text:style-name="L1">
        <text:list-item>
          <text:p text:style-name="P1">Explique y relacione los conceptos de:</text:p>
          <text:list>
            <text:list-item>
              <text:p text:style-name="P1">Vulnerabilidad</text:p>
            </text:list-item>
            <text:list-item>
              <text:p text:style-name="P1">Amenaza</text:p>
            </text:list-item>
            <text:list-item>
              <text:p text:style-name="P1">Incidente</text:p>
            </text:list-item>
          </text:list>
        </text:list-item>
      </text:list>
      <text:p text:style-name="Standard"/>
      <text:list xml:id="list37213818" text:continue-numbering="true" text:style-name="L1">
        <text:list-item>
          <text:p text:style-name="P1">Explique el concepto de seguridad "en capas".</text:p>
        </text:list-item>
      </text:list>
      <text:p text:style-name="Standard"/>
      <text:list xml:id="list37206125" text:continue-numbering="true" text:style-name="L1">
        <text:list-item>
          <text:p text:style-name="P1">Investigue/analice los riesgos introducidos en una organización por uso de redes sociales y mensajería instantánea.</text:p>
        </text:list-item>
      </text:list>
      <text:p text:style-name="Standard"/>
      <text:list xml:id="list37206595" text:continue-numbering="true" text:style-name="L1">
        <text:list-item>
          <text:p text:style-name="P1">Términos relacionados: Busque la definición correspondiente a cada uno de los siguientes términos: Exploit - Malware - Buffer Overflow - Troyano - Shellcode - Ransomware - Fuerza bruta - DOS - DDOS - Bot - Botnet - Flooding - SPAM - Cracking - 0day - MITM - Hoax - Rootkit - Backdoor - Phishing - Bug - Pharming - Ingenieria Social - Sniffing - Spoofing - Scanning – Script Kiddie.</text:p>
        </text:list-item>
      </text:list>
      <text:p text:style-name="Standard"/>
      <text:list xml:id="list37208480" text:continue-numbering="true" text:style-name="L1">
        <text:list-item>
          <text:p text:style-name="P1">¿Qué problemas de seguridad puede provocar un ataque de sniffing sobre tráfico SMTP, POP o HTTP? ¿Desde qué red/redes tiene sentido dicho ataque?</text:p>
        </text:list-item>
      </text:list>
      <text:p text:style-name="Standard"/>
      <text:list xml:id="list37206300" text:continue-numbering="true" text:style-name="L1">
        <text:list-item>
          <text:p text:style-name="P1">Una dirección MAC: ¿Se puede falsificar? ¿Desde qué red tiene sentido dicho ataque? ¿Con qué objetivo alguien malintencionado lo haría?</text:p>
        </text:list-item>
      </text:list>
      <text:p text:style-name="Standard"/>
      <text:list xml:id="list37211489" text:continue-numbering="true" text:style-name="L1">
        <text:list-item>
          <text:p text:style-name="P1">Analice cómo funciona el protocolo ARP. ¿Qué ataque podría realizar alguien malintencionado usando este protocolo? ¿Desde qué red tendría sentido dicho ataque?</text:p>
        </text:list-item>
      </text:list>
      <text:p text:style-name="Standard"/>
      <text:list xml:id="list37221909" text:continue-numbering="true" text:style-name="L1">
        <text:list-item>
          <text:p text:style-name="P1"><text:soft-page-break/>Una dirección IP: ¿Se puede falsificar? ¿Desde qué red tendría sentido dicho ataque? ¿Con qué objetivo alguien malintencionado lo haría?</text:p>
        </text:list-item>
      </text:list>
      <text:p text:style-name="Standard"/>
      <text:list xml:id="list37194337" text:continue-numbering="true" text:style-name="L1">
        <text:list-item>
          <text:p text:style-name="P1">Analice cómo funciona el protocolo ICMP. ¿Qué ataque puede realizar alguien malintencionado usando este protocolo? ¿Desde qué red tendría sentido dicho ataque?</text:p>
        </text:list-item>
      </text:list>
      <text:p text:style-name="Standard"/>
      <text:list xml:id="list37201270" text:continue-numbering="true" text:style-name="L1">
        <text:list-item>
          <text:p text:style-name="P1">Analice cómo funciona el protocolo DNS. ¿Qué ataque podría realizar alguien malintencionado usando este protocolo? ¿Desde qué red tendría sentido dicho ataque? ¿Qué mejoras se han propuesto sobre DNS?</text:p>
        </text:list-item>
      </text:list>
      <text:p text:style-name="Standard"/>
      <text:list xml:id="list37225143" text:continue-numbering="true" text:style-name="L1">
        <text:list-item>
          <text:p text:style-name="P1">OWASP:</text:p>
          <text:list>
            <text:list-item>
              <text:p text:style-name="P1">Describa brevemente el objetivo de la organización.</text:p>
            </text:list-item>
            <text:list-item>
              <text:p text:style-name="P1">¿Cuáles fueron los tres riesgos más críticos de seguridad en aplicaciones web en el año 2017?</text:p>
            </text:list-item>
            <text:list-item>
              <text:p text:style-name="P1">¿Qué información puede encontrar acerca de Ransomwar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fo:line-height="150%" fo:text-align="justify" style:justify-single-word="false" style:page-number="auto"/>
      <style:text-properties fo:language="es" fo:country="ES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18S</meta:editing-duration>
    <meta:editing-cycles>3</meta:editing-cycles>
    <meta:generator>OpenOffice/4.1.3$Win32 OpenOffice.org_project/413m1$Build-9783</meta:generator>
    <dc:date>2018-05-10T17:01:29.36</dc:date>
    <meta:document-statistic meta:table-count="0" meta:image-count="0" meta:object-count="0" meta:page-count="2" meta:paragraph-count="19" meta:word-count="291" meta:character-count="1819"/>
    <dc:creator>hugo donato</dc:creator>
    <meta:user-defined meta:name="Info 1"/>
    <meta:user-defined meta:name="Info 2"/>
    <meta:user-defined meta:name="Info 3"/>
    <meta:user-defined meta:name="Info 4"/>
  </office:meta>
</office:document-meta>
</file>